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6b025" officeooo:paragraph-rsid="000d84d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a596c" officeooo:paragraph-rsid="000a596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bold" officeooo:rsid="0006b025" officeooo:paragraph-rsid="0006b02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bold" officeooo:rsid="000a596c" officeooo:paragraph-rsid="000a596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text-underline-style="none" officeooo:rsid="000a596c" officeooo:paragraph-rsid="000a596c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style:text-underline-style="none" officeooo:rsid="000a596c" officeooo:paragraph-rsid="000a596c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0" style:family="paragraph" style:parent-style-name="Standard" style:list-style-name="L2">
      <style:text-properties fo:language="zxx" fo:country="none" style:text-underline-style="none" officeooo:rsid="0006b025" officeooo:paragraph-rsid="000de07a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2" style:family="paragraph" style:parent-style-name="Standard" style:list-style-name="L4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text-underline-style="none" officeooo:rsid="0006b025" officeooo:paragraph-rsid="000de07a" style:language-asian="zxx" style:country-asian="none" style:language-complex="zxx" style:country-complex="none"/>
    </style:style>
    <style:style style:name="P15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16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06b025" officeooo:paragraph-rsid="000de07a" style:language-asian="zxx" style:country-asian="none" style:language-complex="zxx" style:country-complex="none"/>
    </style:style>
    <style:style style:name="P17" style:family="paragraph" style:parent-style-name="Standard" style:list-style-name="L3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84d8"/>
    </style:style>
    <style:style style:name="T3" style:family="text">
      <style:text-properties style:text-underline-style="none" officeooo:rsid="000de07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84d8"/>
    </style:style>
    <style:style style:name="T7" style:family="text">
      <style:text-properties officeooo:rsid="000de07a"/>
    </style:style>
    <style:style style:name="T8" style:family="text">
      <style:text-properties fo:font-size="10pt" style:font-size-asian="8pt" style:font-size-complex="10pt"/>
    </style:style>
    <style:style style:name="T9" style:family="text">
      <style:text-properties fo:font-size="11pt" style:font-size-asian="10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draw:textarea-horizontal-align="justify" draw:textarea-vertical-align="middle" draw:auto-grow-height="false" fo:min-height="0.774cm" fo:min-width="1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draw:textarea-horizontal-align="justify" draw:textarea-vertical-align="middle" draw:auto-grow-height="false" fo:min-height="0.774cm" fo:min-width="1.8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203cm" draw:marker-end-width="0.203cm" draw:textarea-horizontal-align="justify" draw:textarea-vertical-align="middle" draw:auto-grow-height="false" fo:min-height="0.755cm" fo:min-width="0.78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101cm" draw:textarea-horizontal-align="justify" draw:textarea-vertical-align="middle" draw:auto-grow-height="false" fo:min-height="0.774cm" fo:min-width="2.7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76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uturas de control:</text:p>
      <text:p text:style-name="P7"><text:tab/>Xeralmente, un programa execútase secuencialmente, pero, algunhas veces precisamos alterar a orde de execución, para eso utilizamos as estruturas de control. Estas permiten mudar o fluxo de execución en función dunha condición, nestas estruturas avalíase unha condición, se a resposta é TRUE execútanse unhas sentenzas.</text:p>
      <text:p text:style-name="P7"/>
      <text:p text:style-name="P7">As secuecias de control divídense en tres estruturas:</text:p>
      <text:list xml:id="list1480659978" text:style-name="L1">
        <text:list-item>
          <text:p text:style-name="P8">Selectivas ou condicións</text:p>
          <text:list>
            <text:list-item>
              <text:p text:style-name="P8">Condicional simple --&gt; if</text:p>
            </text:list-item>
            <text:list-item>
              <text:p text:style-name="P8">Condicional dobre --&gt; if/else</text:p>
            </text:list-item>
            <text:list-item>
              <text:p text:style-name="P8">Condicional múltiple --&gt; switch</text:p>
            </text:list-item>
          </text:list>
        </text:list-item>
        <text:list-item>
          <text:p text:style-name="P8">Repetitivas ou iterativa ou bucle</text:p>
          <text:list>
            <text:list-item>
              <text:p text:style-name="P8">while</text:p>
            </text:list-item>
            <text:list-item>
              <text:p text:style-name="P8">do...while</text:p>
            </text:list-item>
            <text:list-item>
              <text:p text:style-name="P8">for</text:p>
            </text:list-item>
          </text:list>
        </text:list-item>
        <text:list-item>
          <text:p text:style-name="P8">Salto</text:p>
          <text:list>
            <text:list-item>
              <text:p text:style-name="P8">return</text:p>
            </text:list-item>
            <text:list-item>
              <text:p text:style-name="P8">continue</text:p>
            </text:list-item>
            <text:list-item>
              <text:p text:style-name="P8">break</text:p>
            </text:list-item>
          </text:list>
        </text:list-item>
      </text:list>
      <text:p text:style-name="P7"/>
      <text:p text:style-name="P3">Condicional simple:</text:p>
      <text:p text:style-name="P7"><text:tab/>Mentres se cumpla unha condición execútanse unha serie de sentenzas:</text:p>
      <text:p text:style-name="P7"><text:tab/><text:tab/>if (condición){</text:p>
      <text:p text:style-name="P7"><text:tab/><text:tab/><text:tab/>sentenzas;</text:p>
      <text:p text:style-name="P7"><text:tab/><text:tab/>}</text:p>
      <text:p text:style-name="P7"><text:tab/>A condición é calquera expresión que me devolva un valor booleano</text:p>
      <text:p text:style-name="P7"/>
      <text:p text:style-name="P7"/>
      <text:p text:style-name="P3">Condicional dobre:</text:p>
      <text:p text:style-name="P7"><text:tab/>Si se cumple a condición execútase unhas sentenzas, se non se cumpren, execútanse outras.</text:p>
      <text:p text:style-name="P7"><text:tab/><text:tab/>if (condición)</text:p>
      <text:p text:style-name="P7"/>
      <text:p text:style-name="P7"/>
      <text:p text:style-name="P1"><draw:line text:anchor-type="paragraph" draw:z-index="26" draw:name="Línea 14" draw:style-name="gr3" draw:text-style-name="P18" svg:x1="14.321cm" svg:y1="0.388cm" svg:x2="13.898cm" svg:y2="0.547cm"><text:p/></draw:line><draw:line text:anchor-type="paragraph" draw:z-index="27" draw:name="Línea horizontal 5" draw:style-name="gr3" draw:text-style-name="P18" svg:x1="13.898cm" svg:y1="0.388cm" svg:x2="14.321cm" svg:y2="0.388cm"><text:p/></draw:line><draw:line text:anchor-type="paragraph" draw:z-index="28" draw:name="Línea 15" draw:style-name="gr3" draw:text-style-name="P18" svg:x1="14.295cm" svg:y1="0.15cm" svg:x2="13.898cm" svg:y2="0.388cm"><text:p/></draw:line><draw:line text:anchor-type="paragraph" draw:z-index="29" draw:name="Línea horizontal 6" draw:style-name="gr3" draw:text-style-name="P18" svg:x1="13.898cm" svg:y1="0.15cm" svg:x2="14.295cm" svg:y2="0.15cm"><text:p/></draw:line><draw:line text:anchor-type="paragraph" draw:z-index="30" draw:name="Línea 16" draw:style-name="gr3" draw:text-style-name="P18" svg:x1="14.057cm" svg:y1="0.436cm" svg:x2="13.898cm" svg:y2="1.124cm"><text:p/></draw:line></text:p>
      <text:p text:style-name="P1">Condicion anidada</text:p>
      <text:p text:style-name="P6"><draw:line text:anchor-type="paragraph" draw:z-index="18" draw:name="Línea vertical 2" draw:style-name="gr3" draw:text-style-name="P18" svg:x1="12.681cm" svg:y1="0.351cm" svg:x2="12.681cm" svg:y2="0.96cm"><text:p/></draw:line><draw:line text:anchor-type="paragraph" draw:z-index="19" draw:name="Línea 10" draw:style-name="gr3" draw:text-style-name="P18" svg:x1="13.104cm" svg:y1="0.298cm" svg:x2="12.681cm" svg:y2="0.351cm"><text:p/></draw:line><draw:line text:anchor-type="paragraph" draw:z-index="21" draw:name="Línea vertical 3" draw:style-name="gr3" draw:text-style-name="P18" svg:x1="16.094cm" svg:y1="0.404cm" svg:x2="16.094cm" svg:y2="1.092cm"><text:p/></draw:line><draw:line text:anchor-type="paragraph" draw:z-index="22" draw:name="Línea 11" draw:style-name="gr3" draw:text-style-name="P18" svg:x1="15.829cm" svg:y1="0.483cm" svg:x2="16.332cm" svg:y2="0.509cm"><text:p/></draw:line><draw:line text:anchor-type="paragraph" draw:z-index="23" draw:name="Línea vertical 4" draw:style-name="gr3" draw:text-style-name="P18" svg:x1="14.056cm" svg:y1="0.537cm" svg:x2="14.056cm" svg:y2="0.219cm"><text:p/></draw:line><draw:line text:anchor-type="paragraph" draw:z-index="24" draw:name="Línea 12" draw:style-name="gr3" draw:text-style-name="P18" svg:x1="14.4cm" svg:y1="0.113cm" svg:x2="14.056cm" svg:y2="0.219cm"><text:p/></draw:line><draw:line text:anchor-type="paragraph" draw:z-index="25" draw:name="Línea 13" draw:style-name="gr3" draw:text-style-name="P18" svg:x1="13.898cm" svg:y1="0.06cm" svg:x2="14.242cm" svg:y2="0.113cm"><text:p/></draw:line><text:s text:c="3"/>Cuando por alguna de las ramas hay otro o otros condicionales:</text:p>
      <text:p text:style-name="P6"><draw:custom-shape text:anchor-type="paragraph" draw:z-index="0" draw:name="Forma 1" draw:style-name="gr8" draw:text-style-name="P19" svg:width="1.43cm" svg:height="1.35cm" svg:x="13.369cm" svg:y="0.049cm"><text:p text:style-name="P19"><text:span text:style-name="T9">cond.1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Línea horizontal 4" draw:style-name="gr3" draw:text-style-name="P18" svg:x1="12.946cm" svg:y1="0.129cm" svg:x2="12.681cm" svg:y2="0.129cm"><text:p/></draw:line><text:tab/>if(condicio1){</text:p>
      <text:p text:style-name="P6"><draw:line text:anchor-type="paragraph" draw:z-index="1" draw:name="Línea 1" draw:style-name="gr3" draw:text-style-name="P18" svg:x1="11.569cm" svg:y1="0.25cm" svg:x2="13.368cm" svg:y2="0.224cm"><text:p/></draw:line><draw:line text:anchor-type="paragraph" draw:z-index="2" draw:name="Línea 2" draw:style-name="gr3" draw:text-style-name="P18" svg:x1="11.648cm" svg:y1="1.599cm" svg:x2="11.569cm" svg:y2="0.25cm"><text:p/></draw:line><draw:line text:anchor-type="paragraph" draw:z-index="4" draw:name="Línea vertical 1" draw:style-name="gr3" draw:text-style-name="P18" svg:x1="17.02cm" svg:y1="1.812cm" svg:x2="17.02cm" svg:y2="0.277cm"><text:p/></draw:line><draw:line text:anchor-type="paragraph" draw:z-index="3" draw:name="Línea horizontal 1" draw:style-name="gr3" draw:text-style-name="P18" svg:x1="14.797cm" svg:y1="0.277cm" svg:x2="17.02cm" svg:y2="0.277cm"><text:p/></draw:line><text:tab/> <text:s text:c="6"/>Bloque de sentenzas 1;</text:p>
      <text:p text:style-name="P6"><text:tab/>}</text:p>
      <text:p text:style-name="P6"><text:tab/>else if(condicion2){</text:p>
      <text:p text:style-name="P6"><draw:custom-shape text:anchor-type="paragraph" draw:z-index="5" draw:name="Forma 2" draw:style-name="gr7" draw:text-style-name="P19" svg:width="2.832cm" svg:height="0.874cm" svg:x="15.697cm" svg:y="0.245cm"><text:p text:style-name="P19"><text:span text:style-name="T8">Bloque de sentenzas</text:span></text:p><draw:enhanced-geometry svg:viewBox="0 0 21600 21600" draw:type="rectangle" draw:enhanced-path="M 0 0 L 21600 0 21600 21600 0 21600 0 0 Z N"/></draw:custom-shape><draw:custom-shape text:anchor-type="paragraph" draw:z-index="6" draw:name="Forma 3" draw:style-name="gr6" draw:text-style-name="P19" svg:width="1.562cm" svg:height="1.509cm" svg:x="10.908cm" svg:y="0.113cm"><text:p text:style-name="P19"><text:span text:style-name="T9">cond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" draw:name="Línea 6" draw:style-name="gr3" draw:text-style-name="P18" svg:x1="10.194cm" svg:y1="0.007cm" svg:x2="10.22cm" svg:y2="0.668cm"><text:p/></draw:line><draw:line text:anchor-type="paragraph" draw:z-index="14" draw:name="Línea 7" draw:style-name="gr3" draw:text-style-name="P18" svg:x1="10.723cm" svg:y1="0.06cm" svg:x2="10.194cm" svg:y2="0.007cm"><text:p/></draw:line><draw:line text:anchor-type="paragraph" draw:z-index="15" draw:name="Línea horizontal 3" draw:style-name="gr3" draw:text-style-name="P18" svg:x1="10.458cm" svg:y1="0.298cm" svg:x2="10.22cm" svg:y2="0.298cm"><text:p/></draw:line><draw:line text:anchor-type="paragraph" draw:z-index="16" draw:name="Línea 8" draw:style-name="gr3" draw:text-style-name="P18" svg:x1="12.786cm" svg:y1="0.192cm" svg:x2="12.812cm" svg:y2="0.748cm"><text:p/></draw:line><draw:line text:anchor-type="paragraph" draw:z-index="17" draw:name="Línea 9" draw:style-name="gr3" draw:text-style-name="P18" svg:x1="12.469cm" svg:y1="0.272cm" svg:x2="13.078cm" svg:y2="0.298cm"><text:p/></draw:line><text:tab/> <text:s text:c="6"/>Bloque de sentenzas 2;</text:p>
      <text:p text:style-name="P6"><draw:line text:anchor-type="paragraph" draw:z-index="9" draw:name="Línea 3" draw:style-name="gr3" draw:text-style-name="P18" svg:x1="10.908cm" svg:y1="0.366cm" svg:x2="9.559cm" svg:y2="0.34cm"><text:p/></draw:line><draw:line text:anchor-type="paragraph" draw:z-index="10" draw:name="Línea 4" draw:style-name="gr3" draw:text-style-name="P18" svg:x1="9.638cm" svg:y1="1.928cm" svg:x2="9.559cm" svg:y2="0.367cm"><text:p/></draw:line><draw:line text:anchor-type="paragraph" draw:z-index="11" draw:name="Línea horizontal 2" draw:style-name="gr3" draw:text-style-name="P18" svg:x1="12.469cm" svg:y1="0.393cm" svg:x2="13.263cm" svg:y2="0.393cm"><text:p/></draw:line><draw:line text:anchor-type="paragraph" draw:z-index="12" draw:name="Línea 5" draw:style-name="gr3" draw:text-style-name="P18" svg:x1="13.236cm" svg:y1="1.769cm" svg:x2="13.262cm" svg:y2="0.393cm"><text:p/></draw:line><draw:line text:anchor-type="paragraph" draw:z-index="31" draw:name="Línea 17" draw:style-name="gr3" draw:text-style-name="P18" svg:x1="16.993cm" svg:y1="0.473cm" svg:x2="16.94cm" svg:y2="5.288cm"><text:p/></draw:line><text:tab/>}</text:p>
      <text:p text:style-name="P6"><text:tab/></text:p>
      <text:p text:style-name="P6"><text:tab/>else{</text:p>
      <text:p text:style-name="P6"><draw:custom-shape text:anchor-type="paragraph" draw:z-index="7" draw:name="Forma 4" draw:style-name="gr5" draw:text-style-name="P19" svg:width="1.959cm" svg:height="0.874cm" svg:x="8.765cm" svg:y="0.467cm"><text:p text:style-name="P19"><text:span text:style-name="T8">Sentenzas <text:s/>3</text:span></text:p><draw:enhanced-geometry svg:viewBox="0 0 21600 21600" draw:type="rectangle" draw:enhanced-path="M 0 0 L 21600 0 21600 21600 0 21600 0 0 Z N"/></draw:custom-shape><draw:custom-shape text:anchor-type="paragraph" draw:z-index="8" draw:name="Forma 5" draw:style-name="gr4" draw:text-style-name="P19" svg:width="1.932cm" svg:height="0.874cm" svg:x="12.125cm" svg:y="0.483cm"><text:p text:style-name="P19"><text:span text:style-name="T8">Sentenzas 2</text:span></text:p><draw:enhanced-geometry svg:viewBox="0 0 21600 21600" draw:type="rectangle" draw:enhanced-path="M 0 0 L 21600 0 21600 21600 0 21600 0 0 Z N"/></draw:custom-shape><text:tab/> <text:s text:c="5"/>Bloque de sentenzas 3;</text:p>
      <text:p text:style-name="P6"><text:tab/>}</text:p>
      <text:p text:style-name="P6"><draw:line text:anchor-type="paragraph" draw:z-index="33" draw:name="Línea vertical 6" draw:style-name="gr3" draw:text-style-name="P18" svg:x1="9.664cm" svg:y1="0.367cm" svg:x2="9.664cm" svg:y2="1.24cm"><text:p/></draw:line><draw:line text:anchor-type="paragraph" draw:z-index="32" draw:name="Línea vertical 5" draw:style-name="gr3" draw:text-style-name="P18" svg:x1="13.236cm" svg:y1="0.383cm" svg:x2="13.236cm" svg:y2="1.346cm"><text:p/></draw:line></text:p>
      <text:p text:style-name="P6"/>
      <text:p text:style-name="P6"><draw:line text:anchor-type="paragraph" draw:z-index="34" draw:name="Línea 18" draw:style-name="gr3" draw:text-style-name="P18" svg:x1="13.236cm" svg:y1="0.372cm" svg:x2="9.664cm" svg:y2="0.266cm"><text:p/></draw:line><draw:line text:anchor-type="paragraph" draw:z-index="35" draw:name="Línea 19" draw:style-name="gr3" draw:text-style-name="P18" svg:x1="11.199cm" svg:y1="2.197cm" svg:x2="11.146cm" svg:y2="0.266cm"><text:p/></draw:line></text:p>
      <text:p text:style-name="P6"/>
      <text:p text:style-name="P6"/>
      <text:p text:style-name="P6"><draw:line text:anchor-type="paragraph" draw:z-index="37" draw:name="Línea 20" draw:style-name="gr2" draw:text-style-name="P18" svg:x1="16.94cm" svg:y1="0.42cm" svg:x2="16.914cm" svg:y2="0.843cm"><text:p/></draw:line><draw:line text:anchor-type="paragraph" draw:z-index="36" draw:name="Línea horizontal 7" draw:style-name="gr2" draw:text-style-name="P18" svg:x1="16.914cm" svg:y1="0.843cm" svg:x2="11.199cm" svg:y2="0.843cm"><text:p/></draw:line><draw:line text:anchor-type="paragraph" draw:z-index="38" draw:name="Línea 21" draw:style-name="gr2" draw:text-style-name="P18" svg:x1="14.533cm" svg:y1="0.843cm" svg:x2="14.321cm" svg:y2="1.69cm"><text:p/></draw:line><text:soft-page-break/></text:p>
      <text:p text:style-name="P4">Estruturas iterativas ou repetitivas ou bucles</text:p>
      <text:p text:style-name="P6">Son estruturas onde se repite un bloque de instruccións. Hai 3 tipos de bucles:</text:p>
      <text:list xml:id="list2193959746" text:style-name="L2">
        <text:list-item>
          <text:p text:style-name="P10"><text:span text:style-name="T4">While</text:span>: </text:p>
          <text:list>
            <text:list-header>
              <text:p text:style-name="P10"><text:span text:style-name="T7">M</text:span>entres se cumpla a condición execútase un bloque de sentenzas, a condición avalíase </text:p>
            </text:list-header>
          </text:list>
          <text:p text:style-name="P10">antes de entrar no bucle, polo tanto, se non se cumple a condición non se executa o<text:span text:style-name="T6"> </text:span>Bloque repetitivo.</text:p>
          <text:p text:style-name="P9"/>
          <text:p text:style-name="P9">while (condicion){</text:p>
          <text:list text:continue-numbering="true">
            <text:list-header>
              <text:p text:style-name="P9">bloque de sentenzas;</text:p>
            </text:list-header>
          </text:list>
          <text:p text:style-name="P9">} </text:p>
        </text:list-item>
      </text:list>
      <text:p text:style-name="P6"/>
      <text:list xml:id="list180633126134611" text:continue-numbering="true" text:style-name="L2">
        <text:list-item>
          <text:p text:style-name="P16">Do...whil<text:span text:style-name="T7">e</text:span></text:p>
          <text:list>
            <text:list-header>
              <text:p text:style-name="P16"><text:span text:style-name="T1">O bloque de instruccións execútase unha vez antes de avaliar a condición, despois</text:span><text:span text:style-name="T3"> </text:span></text:p>
            </text:list-header>
          </text:list>
          <text:p text:style-name="P16"><text:span text:style-name="T1">avalíase a condición e se é certa repítense as condicións.</text:span><text:span text:style-name="T3"> </text:span><text:span text:style-name="T1">O do while execútase polo menos unha vez, mentres que o while pode ser que non se execute nunca</text:span></text:p>
          <text:p text:style-name="P9"/>
        </text:list-item>
        <text:list-item>
          <text:p text:style-name="P15">For</text:p>
          <text:p text:style-name="P9">É un bucle while compactado, utilízase cando coñecemos o número de interacións</text:p>
          <text:p text:style-name="P9"/>
        </text:list-item>
      </text:list>
      <text:p text:style-name="P1"/>
      <text:p text:style-name="P2"><text:span text:style-name="T5">Variables auxiliares:</text:span><text:span text:style-name="T1"> </text:span></text:p>
      <text:p text:style-name="P2"><text:span text:style-name="T2"><text:tab/></text:span><text:span text:style-name="T1">Son variables que non forman parte dos datos de entrada, pero pr</text:span><text:span text:style-name="T3">ec</text:span><text:span text:style-name="T1">isamolos para obter resultados, utilí</text:span><text:span text:style-name="T3">z</text:span><text:span text:style-name="T1">anse para contar, acumular valores e interrumpir procesos, falando así de contadores, acumuladores e interruptores ou switch</text:span><text:span text:style-name="T2">.</text:span></text:p>
      <text:p text:style-name="P2"/>
      <text:list xml:id="list650033246" text:style-name="L3">
        <text:list-item>
          <text:p text:style-name="P17">Contadores:</text:p>
        </text:list-item>
      </text:list>
      <text:p text:style-name="P6"><text:span text:style-name="T7"><text:tab/><text:tab/></text:span>Un contador é unha variable que se incrementa ou decrementa nunha cantidade fixa, <text:span text:style-name="T7"><text:tab/></text:span>utilízase para contar o número de veces que se repite un proceso, todo contador debe ser <text:span text:style-name="T7"><text:tab/></text:span>inicializado antes de ser utilizado</text:p>
      <text:list xml:id="list180633592924481" text:continue-numbering="true" text:style-name="L3">
        <text:list-item>
          <text:list>
            <text:list-item>
              <text:list>
                <text:list-header>
                  <text:p text:style-name="P11">Int contador = 0</text:p>
                  <text:p text:style-name="P11">contador = contador <text:s/>+- <text:s/>cantidade <text:s/></text:p>
                  <text:p text:style-name="P11">contador = contador +1; --&gt; contador +=1; --&gt; contador ++;: <text:s/>//o mesmo co<text:span text:style-name="T6">s</text:span> menos</text:p>
                  <text:p text:style-name="P11"/>
                </text:list-header>
              </text:list>
            </text:list-item>
          </text:list>
        </text:list-item>
        <text:list-item>
          <text:p text:style-name="P17">Acumuladores:</text:p>
        </text:list-item>
      </text:list>
      <text:p text:style-name="P14"><text:tab/><text:span text:style-name="T7"><text:tab/></text:span>Un acumulador é unha variable que se incrementa ou decrementa nunha cantidade </text:p>
      <text:p text:style-name="P14"><text:span text:style-name="T7"><text:tab/></text:span>variable. Utilízase para acumular datos. <text:span text:style-name="T7"><text:s/></text:span>Igual que o contador debe ser inicializado. <text:span text:style-name="T7"><text:tab/></text:span>Xeralmente utilízase para acumular sumas ou produtos.</text:p>
      <text:p text:style-name="P6"><draw:line text:anchor-type="paragraph" draw:z-index="39" draw:name="Línea 22" draw:style-name="gr1" draw:text-style-name="P18" svg:x1="6.251cm" svg:y1="0.397cm" svg:x2="6.357cm" svg:y2="0.556cm"><text:p/></draw:line><draw:line text:anchor-type="paragraph" draw:z-index="40" draw:name="Línea 23" draw:style-name="gr1" draw:text-style-name="P18" svg:x1="6.357cm" svg:y1="0.397cm" svg:x2="6.251cm" svg:y2="0.556cm"><text:p/></draw:line><draw:line text:anchor-type="paragraph" draw:z-index="41" draw:name="Línea 24" draw:style-name="gr1" draw:text-style-name="P18" svg:x1="6.433cm" svg:y1="0.471cm" svg:x2="6.251cm" svg:y2="0.487cm"><text:p/></draw:line><draw:line text:anchor-type="paragraph" draw:z-index="42" draw:name="Línea 25" draw:style-name="gr1" draw:text-style-name="P18" svg:x1="6.168cm" svg:y1="0.487cm" svg:x2="6.433cm" svg:y2="0.471cm"><text:p/></draw:line><text:tab/><text:tab/></text:p>
      <text:p text:style-name="P6"><text:tab/><text:tab/><text:tab/>acumulador = + <text:s/>cantidade variable</text:p>
      <text:p text:style-name="P6"/>
      <text:list xml:id="list180633127569604" text:continue-numbering="true" text:style-name="L3">
        <text:list-item>
          <text:p text:style-name="P17">Interruptores ou switch:</text:p>
          <text:list>
            <text:list-header>
              <text:p text:style-name="P11">Son variables que toman dous valores opostos 0 e 1 (false/true), 1 e -1.</text:p>
              <text:p text:style-name="P11">O seu obxetivo son </text:p>
            </text:list-header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2">Facer que dúas accións diferentes se executen alternativamente nun proceso repetitivo.</text:p>
                    </text:list-item>
                    <text:list-item>
                      <text:p text:style-name="P12">Transmitir información dun punto ao outro dun programa, sempre deben ser inicializados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52:56.589000000</meta:creation-date>
    <dc:date>2022-11-29T18:06:28.772000000</dc:date>
    <meta:editing-duration>PT1H13M12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67" meta:word-count="479" meta:character-count="2993" meta:non-whitespace-character-count="2535"/>
  </office:meta>
</office:document-meta>
</file>